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780" officeooo:paragraph-rsid="000dd780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text-properties fo:font-variant="normal" fo:text-transform="none" fo:color="#222222" fo:font-size="8.25pt" fo:letter-spacing="normal" fo:font-style="normal" fo:font-weight="normal" officeooo:rsid="000dd780" officeooo:paragraph-rsid="000dd780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8.25pt" fo:letter-spacing="normal" fo:font-style="normal" fo:font-weight="normal"/>
    </style:style>
    <style:style style:name="P8" style:family="paragraph" style:parent-style-name="Preformatted_20_Text">
      <style:text-properties officeooo:rsid="000fbba7" officeooo:paragraph-rsid="000fbba7"/>
    </style:style>
    <style:style style:name="P9" style:family="paragraph" style:parent-style-name="Preformatted_20_Text">
      <style:text-properties fo:font-variant="normal" fo:text-transform="none" fo:color="#222222" fo:font-size="8.25pt" fo:letter-spacing="normal" fo:font-style="normal" fo:font-weight="normal" officeooo:rsid="000fbba7" officeooo:paragraph-rsid="000fbba7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8.25pt" fo:letter-spacing="normal" fo:font-style="normal" fo:font-weight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letter-spacing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ize="8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1.1</text:p>
      <text:p text:style-name="Standard">TCACCTGTGAAGCTCATGAGGGCAAAACTTCCAAGTTTTGAACCCAGATGAGTTTTAATGTAAATGTAGTCATTCACTACACTTTCATTAATCTCCAAATATTTCATTAAGGCAATTTCAAAGCTCAAAACAATGGCATCTTGACTTGCATCGAAAGCCTCATAATCCGATTCTGTGCAAACACCATCAAATTTCTGTTTTACAACCCACTCATTAAGATCATCAATGTTTTTACAGGAGTGTATGTAAAAATTCTTGGGTAAAGCCTCATTTAATTTCTTTTCAATGTATCTCATTGTTGGTGCAAATCGGCATAAGACAGCATGGTGAAAACACGCCAGCGTTTGCCC</text:p>
      <text:p text:style-name="Standard">&gt;1.2</text:p>
      <text:p text:style-name="Standard">TCTCCTGTGAAGCTCATGAGGGCAAAACTTCCAAGTTTTGAACCCAAATGAGTTTTAATGTAAATGTAGTCATTCACTACACTTTCATTAATCTCCAAATATCTCATTAAGGCAAGTTCAAAGCTCAAAACAATAGCATCTTGACTTGCATCGAAAGCCTCATAATCCGATTCTGTGCAAACACCATCAAATTTCTGTTTTACAACCCACTCATTAAGATCATCAATATTTTTACAGGAGTGTATGTAAAAATTCTTGGGTAAAGCTTCATTTAATTTCTTTTCAATGTACCTCATTGTTGGTGCAAATCGGCATAAGACAGCATGGTGAAAACACGCCAACGTCTGCCCCGCCTTGGC</text:p>
      <text:p text:style-name="Standard">&gt;2.2</text:p>
      <text:p text:style-name="Standard">TTCCAGTAAAGCGGATGAGGGCGAAACTTCCAAGTTTTGAGCCCAAATGGGTTTTAATATAGATGTAGTCATTTACCACACCTTCATCAATTTCTAAATACCTCATCAAAGCCAATTCAAAACTCAAAACAATAGCATCTTGACTGGCATCAAAAGCCTCATAATCAGACTCTGTGCAAACACCATCAAACCCCTGCTTCATAACCCATTCATTGAGATCATCAATATTTTTGCATGAATGTATGTAAAAATTTTTGGGTAGAGCTTCATTCAGTTTCTTTTCAATGTACCTCATTGTTGGTGCAAACCTACACAGAACAGTATGATGAAAACACGCAAGCGTTTGCCCCGCCTTGGC</text:p>
      <text:p text:style-name="Standard">&gt;2.3</text:p>
      <text:p text:style-name="Standard">TCTCCTGTGAAGCTCTGAGGGCGAAACTTCCGAGTTTTGAGCCCAAATGAGTTTTAATATAAATGTAGTCATTTACCACACCTTCATCAATTTCTAAATACCTCATTAAAGCCAATTCGAAACTCAAAACGATAGCATCTTGACTGGCATCAAAAGCCTCATAATCAGACTCTGTGCAAACACCATCAAACCCCTGCTTCATAACCCATTCATTGAGATCATCAATGTTTTTGCATGAATGTATGTAAAAATTTTTGGGTAGAGCTTCATTCAGCTTCTTTTCAATGTACCTCATTGTTGGTGCAAACCTACACAGAACAGCATGATGAAAACACGCCAGCGTTTGCCCCGCCTTGGC</text:p>
      <text:p text:style-name="Standard">&gt;5.9</text:p>
      <text:p text:style-name="Standard"><text:bookmark-start text:name="__DdeLink__5007_477853422"/>GCCAAGGCGGGGCAGACGCTTGCGTG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GCCCTCATGAGCTTTACAGGTGA<text:bookmark-end text:name="__DdeLink__5007_477853422"/></text:p>
      <text:p text:style-name="Standard">&gt;6.3</text:p>
      <text:p text:style-name="Standard">TCTCCTGTAAAGCTCATGAGGGCAAAACTTCCAAGTTTTGAACCCAAGTGAGTTTTGATGTAGATATAATCGTTCACCACATTTTCATTGATCTCCAAATATCTCATTAAGGCCAACTCAAAGCTCAAAACTATGGCGTCTTGACTAGCATCAAAAGCTTCATAATCAGACTCTGTGCAAACACCATCAAATTTTTGCTTCATCACCCACTCATTAAGGTCATCAATATTTCTGCAAGAGTGTATATAGAAATTTTTAGGTAAGGCCTCATTCAATCTTTTCTCTATATACCTCATGGTTGGTGCAAATCTACATAGAATAGCATGATGAAAACACGCCAACGTCTGCCCCGCCTTAGC</text:p>
      <text:p text:style-name="Standard">&gt;6.5</text:p>
      <text:p text:style-name="Standard">TCTCCTGTAAAGCGCATGAGGGCAAAACTTCCAAGTTTTGAACCCAAGTGAGTTTTGATGTAGATATAATCATTCACCACATTTTCATTGATCTCCAGATATTTCATTAAGGCCAACTCAAAGCTTAAAACTATGGCGTCTTGACTAGCATCAAAAGCTTCATAATCAGATTCTGTGCAAACACCATCAAATTTTTGCTTCATCACCCACTCACTGAGGTCATCAATATTTTTGCAAGAGTGTATATAGAAATTTTTAGGTAAGGCCTCATTCAATTTTTTCTCGATGTACCTCATGGTTGGTGCAAATCTACATAGAACAGCATGATGAAAACACGCAAACGTCTGCCCCGCCTTGGC</text:p>
      <text:p text:style-name="Standard"><text:soft-page-break/>&gt;6.6</text:p>
      <text:p text:style-name="Standard">TCCCCTGTAAAGCGGATGAGGGCAAAACTTCCAAGTTTTGAACCCAAGTGAGTTTTGATGTAGATGTAATCGTTCACCACATTTTCATTGATCTCCAAATATTTCATTAAGGCCAACTCAAAGCTCAAAACTATGGCGTCTTGACTAGCATCAAAAGCTTCATAATCAGATTCTGTGCAAACACCATCAAATTTTTGCTTCATCACCCACTCATTAAGGTCATCAATATTTTTGCAAGAGTGTATATAGAAATTTTTAGGTAAGGCCTCATTCAATTTTTTCTCGATGTACCTCATGGTTGGTGCAAATCTACATAGAACAGCATGATGAAAACACGCCAGCGTTTGCCCCGCCTTGGC</text:p>
      <text:p text:style-name="Standard">&gt;7.9</text:p>
      <text:p text:style-name="Standard">TCACCAGTAAAGCTCATGAGGGCAAAACTTCCAAGCTTTGAGCCCAAATGAGTTTTAATATAAATGTAGTCATTCACTACACCTCCATCGATTTCTAAATACCTCATCAAAGCCAATTCAAAACTCAAAACAATAGCATCTTGACTAGCGTCGAAAGCCTCATAATCAGACTCTGTGCAAACACCATCAAACCCCTGCTTTATAACCCATTCATTGAGATCATCAATGTTTTTGCATGAGTGTATGTAAAAATTTCTGGGTAGAGCTTCATTCAATTTCTTTTCAATGTACCTCATTGTTGGTGCAAATCTACACAAAACAGCATGATGAAAACACGCAAACGTCTGCCCCGCCTTAGC</text:p>
      <text:p text:style-name="Standard">&gt;8.8</text:p>
      <text:p text:style-name="Standard">TCCCCAGTGAAGCTCATGAGGGCAAATGAACCAAGTTTTGAACCAAGATGAGTTTTAAGATAAATGTAGTCATCAATAACCCTCTCATTAACTTCCAAATACTCCATTACAGCCACTTCAAAACTTAGAACCATCGAATCCTGGCTTGCATCAAAAGCCTCATAGTCAGACTCAGTACATTCACCAGTAAAACCCTGCTTAAGCACCCAATTATTCAAATCATCAATATTTTTTCCTGAGTGTATGTAATAATTTTTTGGAAGTACTTCATTTAGTTTTTTTCTCTATGTACCGCATTGTTGGGGCAAATCTACATAGGACAGCGTGGTGAAAACACGCAAACGTTTGCCCCGCCTTAGC</text:p>
      <text:p text:style-name="Standard">&gt;11.1</text:p>
      <text:p text:style-name="Standard">TCCCCTGTAAAGCTGATGAGGGCAAAGCTTCCGAGTTTTGAGCCCAAATGAGTTTTAATGTATATATAATCATTTATTACGCTCTCATTAATCTCTAAATATCTCATTAAAGCTAACTCAAAACTCAAAACAATAGCATCTTGACTGGCATCAAAAGCTTCATTTAGTTTCTTTTCAATGTATCTCATTGTAGGTGCAAACCTACACAGAACAGCATGATGGAAACACGCCAACGTCTGCCCCGCCTTAGC</text:p>
      <text:p text:style-name="Standard">&gt;11.6</text:p>
      <text:p text:style-name="Standard">TCCCCTGTGAAGCGGATGAGGGCAAAACCTCCAAGTTTTGAGCCCAAATGAGTTTTAATGTATATATAGTCATTTACCACACTCTCATTAATCTCTAAATATCTCATTAAAGCTAACTCAAAACTCAAAACAATGGCATCCTGACTGGCATCAAAAGCTTCATAATCAGATTCTGTGCAGACACCGTCAAATCCTTGTTTCAGGGCCCACTCATTGAGATCATCAAAGTTTCTGCACGAGTGTATGTAGAAATTTTTAGGTAAGGCTTCATTTAATTTCTTTTCAATGTATCTCATCGTTGGTGCAAACCTACATAGAACAGCATGATGGAAACACGCCAACGTTTGCCCCGCCTTGGC</text:p>
      <text:p text:style-name="Standard">&gt;11.10</text:p>
      <text:p text:style-name="Standard">TCCCCTGTGAAGCGGATGAGGGCAAAACTTCCGAGTTTTGAGCCCAGATGAGTTTTGATGTATATATAGTCATTTACCACACCCTCATCAATCTCTAAATATCTCATTAAGGCTAATTCAAAACTCAAAACAATAGCATCTTGACTCGCATCAAAAGCTTCATAATCAGATTCTGTGCAAACACCATCAAATCCTTGTTTTAAGACCCACTCATTGAGATCATCAAAGTTTTTACACGAGTGTATGTAAAAATTTTTAGGCAAGGCTTCATTCAGTTTCTTTTCAATGTATCGCATTGTTGGCGCAAACCTACACAGAACAGCATGATGAAAACACGCCAGCGTCTGCCCCGCCTTAGC</text:p>
      <text:p text:style-name="Standard">&gt;12.4</text:p>
      <text:p text:style-name="Standard">TCTCCTGTAAAGCGCATGAGGGCGAAACTTCCAAGTTTTGAGCCCAAATGAGTTTTAACGTAAATGTAATCATTTACCACACTTTCATTAATTTCTAAATACCTCATTAAGGCCAACTCAAAACTCAGAACGATAGCATCTTGACTGGCATCAAAGGCCTCATAATCGGATTCTGTGCAGACACCATCAAATCCTTGTTTTATAACCCACTCATTGAGATCATCGATGTTTTTGCATGAGTGTATGTAAAAATTTTTGGGTAAAGCTTCATTGAGTTTTTTTTCAATGTACCTCATTGTTGGCGCAAACCTACATAAAACAGCGTGATGAAAACACGCAAGCGTTTGCCCCGCCTTAGC</text:p>
      <text:p text:style-name="Standard">&gt;12.9</text:p>
      <text:p text:style-name="Standard"><text:soft-page-break/>TCCCCTGTGAAGCTCATGAGGGCAAAACTTCCGAGCTTTGAGCCTAAATGCGTTTTAATATAGACGTAGTCATTTATCACATTCTCATTAATTTCCAGATATCTCATTAAGGCTAACTCAAAACTCAGGACTATAGCATCTTGACTTGCATCAAAAGCTTCATAGTCAGATTCTGTGCAAACCCCTTCAAACTTTTGCTTCATAACCCACTCATTAAGATCGTCAATGTTCTTGCAGGAGTGTATATAAAAGTTCTTGGGTAGAGCCTCATTTAGTTTTTTTTCAATATATCTCATTGCTGGTGCGAATCTACATAAGACTGCATGGTGAAAACACGCAAACGTTTGCCCCGCCTTGGC</text:p>
      <text:p text:style-name="Standard"/>
      <text:p text:style-name="Standard"/>
      <text:p text:style-name="P8">alignement : </text:p>
      <text:p text:style-name="P9"><text:bookmark text:name="alignmentContent"/>8,8 <text:s text:c="12"/>GCTAAGGCGGGGCAAACGTTTGCGTGTTTTCACCACGCTGTCCTATGTAGATTTGCCCCA</text:p>
      <text:p text:style-name="P7">12,9 <text:s text:c="11"/>GCCAAGGCGGGGCAAACGTTTGCGTGTTTTCACCATGCAGTCTTATGTAGATTCGCACCA</text:p>
      <text:p text:style-name="P7">5,9 <text:s text:c="12"/>GCCAAGGCGGGGCAGACGCTTGCGTGTTTTCATCATGCTGTTCTATGTAGATTTGCACCA</text:p>
      <text:p text:style-name="P7">6,3 <text:s text:c="12"/>GCTAAGGCGGGGCAGACGTTGGCGTGTTTTCATCATGCTATTCTATGTAGATTTGCACCA</text:p>
      <text:p text:style-name="P7">6,5 <text:s text:c="12"/>GCCAAGGCGGGGCAGACGTTTGCGTGTTTTCATCATGCTGTTCTATGTAGATTTGCACCA</text:p>
      <text:p text:style-name="P7">6,6 <text:s text:c="12"/>GCCAAGGCGGGGCAAACGCTGGCGTGTTTTCATCATGCTGTTCTATGTAGATTTGCACCA</text:p>
      <text:p text:style-name="P7">1,1 <text:s text:c="12"/>---------GGGCAAACGCTGGCGTGTTTTCACCATGCTGTCTTATGCCGATTTGCACCA</text:p>
      <text:p text:style-name="P7">1,2 <text:s text:c="12"/>GCCAAGGCGGGGCAGACGTTGGCGTGTTTTCACCATGCTGTCTTATGCCGATTTGCACCA</text:p>
      <text:p text:style-name="P7">11,10 <text:s text:c="10"/>GCTAAGGCGGGGCAGACGCTGGCGTGTTTTCATCATGCTGTTCTGTGTAGGTTTGCGCCA</text:p>
      <text:p text:style-name="P7">11,1 <text:s text:c="11"/>GCTAAGGCGGGGCAGACGTTGGCGTGTTTCCATCATGCTGTTCTGTGTAGGTTTGCACCT</text:p>
      <text:p text:style-name="P7">11,6 <text:s text:c="11"/>GCCAAGGCGGGGCAAACGTTGGCGTGTTTCCATCATGCTGTTCTATGTAGGTTTGCACCA</text:p>
      <text:p text:style-name="P7">14,2 <text:s text:c="11"/>GCCAAGGCGGGGCAGACGCTTGCGTGTTTTCATCATGCTGTTTTGTGCAGATTTGCACCA</text:p>
      <text:p text:style-name="P7">14,4 <text:s text:c="11"/>GCCAAGGCGGGGCAGACGTTGGCGTGTTTTCATCATGCTGTTTTGTGCAGATTTGCACCA</text:p>
      <text:p text:style-name="P7">14,6 <text:s text:c="11"/>GCTAAGGCGGGGCAGACGTTGGCGTGCTTTCATCATGCTGTTTTATGCAGATTTGCACCA</text:p>
      <text:p text:style-name="P7">15,8 <text:s text:c="11"/>GCTAAGGCGGGGCAGACGTTTGCGTGTTTTCATCATGCTGTTTTGTGCAGGTTTGCGCCA</text:p>
      <text:p text:style-name="P7">13,2 <text:s text:c="11"/>GCCAAGGCGGGGCAAACGTTGGCATGCTTTCATCATGCCGTTTTGTGTCGGTTTGCGCCA</text:p>
      <text:p text:style-name="P7">16,1 <text:s text:c="11"/>GCCAAGGCGGGGCAGACGCTGGCGTGCTTTCATCATGCCGTTTTGTGTCGGTTTGCGCCA</text:p>
      <text:p text:style-name="P7">16,4 <text:s text:c="11"/>GCTAAGGCGGGGCAAACGCTTGCGTGCTTTCATCATGCCGTTTTGTGTCGGTTTGCGCCA</text:p>
      <text:p text:style-name="P7">13,1 <text:s text:c="11"/>GCTAAGGCGGGGCAGACGTTTGCGTGCTTTCATCATGCCGTTTTGTGTCGGTTTGCGCCA</text:p>
      <text:p text:style-name="P7">16,7 <text:s text:c="11"/>GCTAAGGCGGGGCAGACGTTTGCGTGCTTTCATCATGCCGTTTTGTGTCGGTTTGCGCCA</text:p>
      <text:p text:style-name="P7">12,4 <text:s text:c="11"/>GCTAAGGCGGGGCAAACGCTTGCGTGTTTTCATCACGCTGTTTTATGTAGGTTTGCGCCA</text:p>
      <text:p text:style-name="P7">7,9 <text:s text:c="12"/>GCTAAGGCGGGGCAGACGTTTGCGTGTTTTCATCATGCTGTTTTGTGTAGATTTGCACCA</text:p>
      <text:p text:style-name="P7">2,2 <text:s text:c="12"/>GCCAAGGCGGGGCAAACGCTTGCGTGTTTTCATCATACTGTTCTGTGTAGGTTTGCACCA</text:p>
      <text:p text:style-name="P7">2,3 <text:s text:c="12"/>GCCAAGGCGGGGCAAACGCTGGCGTGTTTTCATCATGCTGTTCTGTGTAGGTTTGCACCA</text:p>
      <text:p text:style-name="P11"><text:s text:c="25"/><text:span text:style-name="T2">***** *** * ** ** ** ** ** <text:s/>* <text:s/>* <text:s/>* ** <text:s/>* ** ** ** </text:span></text:p>
      <text:p text:style-name="P12"/>
      <text:p text:style-name="P7">8,8 <text:s text:c="12"/>ACAATGCGGTACATAGAGAAAAAAACTAAATGAAGTACTTCCAAAAAATTATTACATACA</text:p>
      <text:p text:style-name="P7">12,9 <text:s text:c="11"/>GCAATGAGATATATTGA-AAAAAAACTAAATGAGGCTCTACCCAAGAACTTTTATATACA</text:p>
      <text:p text:style-name="P7">5,9 <text:s text:c="12"/>ACCATGAGGTATATTGA-GAAAA-ATTGAATGAGGCCTTACCCAAAAATTTCTATATACA</text:p>
      <text:p text:style-name="P7">6,3 <text:s text:c="12"/>ACCATGAGGTATATAGA-GAAAAGATTGAATGAGGCCTTACCTAAAAATTTCTATATACA</text:p>
      <text:p text:style-name="P7">6,5 <text:s text:c="12"/>ACCATGAGGTACATCGA-GAAAAAATTGAATGAGGCCTTACCTAAAAATTTCTATATACA</text:p>
      <text:p text:style-name="P7">6,6 <text:s text:c="12"/>ACCATGAGGTACATCGA-GAAAAAATTGAATGAGGCCTTACCTAAAAATTTCTATATACA</text:p>
      <text:p text:style-name="P7">1,1 <text:s text:c="12"/>ACAATGAGATACATTGA-AAAGAAATTAAATGAGGCTTTACCCAAGAATTTTTACATACA</text:p>
      <text:p text:style-name="P7">1,2 <text:s text:c="12"/>ACAATGAGGTACATTGA-AAAGAAATTAAATGAAGCTTTACCCAAGAATTTTTACATACA</text:p>
      <text:p text:style-name="P7">11,10 <text:s text:c="10"/>ACAATGCGATACATTGA-AAAGAAACTGAATGAAGCCTTGCCTAAAAATTTTTACATACA</text:p>
      <text:p text:style-name="P7">11,1 <text:s text:c="11"/>ACAATGAGATACATTGA-AAAGAAACTAA-------------------------------</text:p>
      <text:p text:style-name="P7">11,6 <text:s text:c="11"/>ACGATGAGATACATTGA-AAAGAAATTAAATGAAGCCTTACCTAAAAATTTCTACATACA</text:p>
      <text:p text:style-name="P7">14,2 <text:s text:c="11"/>ACAATGAGGTACATTGA-GAAGAAGTTAAATGAAGCTCTACCCAAAAATTTCTATATACA</text:p>
      <text:p text:style-name="P7">14,4 <text:s text:c="11"/>ACAATGAGGTACATTGA-GAAGAAGTTAAATGAAGCTCTACCCAAAAATTTCTATATACA</text:p>
      <text:p text:style-name="P7">14,6 <text:s text:c="11"/>ACAATGAGGTACATTGA-GAAGAAGCTAAATGAAGCTCTACCTAAAAATTTCTACATACA</text:p>
      <text:p text:style-name="P7">15,8 <text:s text:c="11"/>ACAATGAGGTACATTGA-AAAGAAGCTAAATGAAGCCTCGCCCAAAAATTTCTACATACA</text:p>
      <text:p text:style-name="P7">13,2 <text:s text:c="11"/>ACAATGAGGTACATTGA-GAAGAAACTAAACGAAGCCTTACCTAAGAATTTCTACATACA</text:p>
      <text:p text:style-name="P7">16,1 <text:s text:c="11"/>ACAATGAGGTACATTGA-GAAGAAACTAAACGAAGCTTTACCTAAGAATTTCTACATACA</text:p>
      <text:p text:style-name="P7">16,4 <text:s text:c="11"/>ACAATGAGGTACATTGA-GAAGAAACTAGACGAAGCCTTACCTAAGAATTTCTACATACA</text:p>
      <text:p text:style-name="P7">13,1 <text:s text:c="11"/>ACAATGAGGTACATTGA-GAAGAAACTAAACGAAGCCTTACCTAAGAATTTCTACATACA</text:p>
      <text:p text:style-name="P7">16,7 <text:s text:c="11"/>ACAATGAGGTACATTGA-GAAGAAACTAAACGAAGCCTTACCTAAGAATTTCTACATACA</text:p>
      <text:p text:style-name="P7">12,4 <text:s text:c="11"/>ACAATGAGGTACATTGA-AAAAAAACTCAATGAAGCTTTACCCAAAAATTTTTACATACA</text:p>
      <text:p text:style-name="P7">7,9 <text:s text:c="12"/>ACAATGAGGTACATTGA-AAAGAAATTGAATGAAGCTCTACCCAGAAATTTTTACATACA</text:p>
      <text:p text:style-name="P7">2,2 <text:s text:c="12"/>ACAATGAGGTACATTGA-AAAGAAACTGAATGAAGCTCTACCCAAAAATTTTTACATACA</text:p>
      <text:p text:style-name="P7"><text:soft-page-break/>2,3 <text:s text:c="12"/>ACAATGAGGTACATTGA-AAAGAAGCTGAATGAAGCTCTACCCAAAAATTTTTACATACA</text:p>
      <text:p text:style-name="P11"><text:s text:c="17"/><text:span text:style-name="T2">* *** * ** ** ** <text:s/>** * <text:s text:c="2"/>* <text:s text:c="32"/></text:span></text:p>
      <text:p text:style-name="P12"/>
      <text:p text:style-name="P7">8,8 <text:s text:c="12"/>CTCAGGAAAAAATATTGATGATTTGAATAATTGGGTGCTTAAGCAGGGTTTTACTGGTGA</text:p>
      <text:p text:style-name="P7">12,9 <text:s text:c="11"/>CTCCTGCAAGAACATTGACGATCTTAATGAGTGGGTTATGAAGCAAAAGTTTGAAGGGGT</text:p>
      <text:p text:style-name="P7">5,9 <text:s text:c="12"/>CTCCTGCAAAAATATTGATGACCTTAATGAGTGGGTGATGAAGCAAAAATTTGATGGTGT</text:p>
      <text:p text:style-name="P7">6,3 <text:s text:c="12"/>CTCTTGCAGAAATATTGATGACCTTAATGAGTGGGTGATGAAGCAAAAATTTGATGGTGT</text:p>
      <text:p text:style-name="P7">6,5 <text:s text:c="12"/>CTCTTGCAAAAATATTGATGACCTCAGTGAGTGGGTGATGAAGCAAAAATTTGATGGTGT</text:p>
      <text:p text:style-name="P7">6,6 <text:s text:c="12"/>CTCTTGCAAAAATATTGATGACCTTAATGAGTGGGTGATGAAGCAAAAATTTGATGGTGT</text:p>
      <text:p text:style-name="P7">1,1 <text:s text:c="12"/>CTCCTGTAAAAACATTGATGATCTTAATGAGTGGGTTGTAAAACAGAAATTTGATGGTGT</text:p>
      <text:p text:style-name="P7">1,2 <text:s text:c="12"/>CTCCTGTAAAAATATTGATGATCTTAATGAGTGGGTTGTAAAACAGAAATTTGATGGTGT</text:p>
      <text:p text:style-name="P7">11,10 <text:s text:c="10"/>CTCGTGTAAAAACTTTGATGATCTCAATGAGTGGGTCTTAAAACAAGGATTTGATGGTGT</text:p>
      <text:p text:style-name="P7">11,1 <text:s text:c="11"/>------------------------------------------------------------</text:p>
      <text:p text:style-name="P7">11,6 <text:s text:c="11"/>CTCGTGCAGAAACTTTGATGATCTCAATGAGTGGGCCCTGAAACAAGGATTTGACGGTGT</text:p>
      <text:p text:style-name="P7">14,2 <text:s text:c="11"/>TTCATGCAAGAACATTGACGATCTCAATGAATGGGTTATAAATCAGAAATTTGATGGTGT</text:p>
      <text:p text:style-name="P7">14,4 <text:s text:c="11"/>TTCATGCAAGAACATTGACGATCTCAATGAATGGGTTATAAATCAGAAATTTGATGGTGT</text:p>
      <text:p text:style-name="P7">14,6 <text:s text:c="11"/>TTCGTGTAAGAACATTGATGATCTTAATGAATGGGTTATAAATCAGAAATTTGATGGTGT</text:p>
      <text:p text:style-name="P7">15,8 <text:s text:c="11"/>TTCATGCAAGAACATTGATGATCTCAATGAATGGGTTATAAATCAGAAATTTGATGGTGT</text:p>
      <text:p text:style-name="P7">13,2 <text:s text:c="11"/>CTCATGCAAAAACATCGATGATCTCAATGAGTGGGTTACAAAACAGGGATTTGATGGTGT</text:p>
      <text:p text:style-name="P7">16,1 <text:s text:c="11"/>CTCATGCAAAAACATCGATGATCTCAATGAGTGGGTTACAAAACAGGGATTTGATGGTGT</text:p>
      <text:p text:style-name="P7">16,4 <text:s text:c="11"/>CTCATGCAAAAACATCGATGATCTCAATGAGTGGGTTACAAAACAGGGATTTGATGGTGT</text:p>
      <text:p text:style-name="P7">13,1 <text:s text:c="11"/>CTCATGCAAAAACATCGATGATCTCAATGAGTGGGTTACAAAACAGGGATTTGATGGTGT</text:p>
      <text:p text:style-name="P7">16,7 <text:s text:c="11"/>CTCATGCAAAAACATCGATGATCTCAATGAGTGGGTTACAAAACAGGGATTTGATGGTGT</text:p>
      <text:p text:style-name="P7">12,4 <text:s text:c="11"/>CTCATGCAAAAACATCGATGATCTCAATGAGTGGGTTATAAAACAAGGATTTGATGGTGT</text:p>
      <text:p text:style-name="P7">7,9 <text:s text:c="12"/>CTCATGCAAAAACATTGATGATCTCAATGAATGGGTTATAAAGCAGGGGTTTGATGGTGT</text:p>
      <text:p text:style-name="P7">2,2 <text:s text:c="12"/>TTCATGCAAAAATATTGATGATCTCAATGAATGGGTTATGAAGCAGGGGTTTGATGGTGT</text:p>
      <text:p text:style-name="P7">2,3 <text:s text:c="12"/>TTCATGCAAAAACATTGATGATCTCAATGAATGGGTTATGAAGCAGGGGTTTGATGGTGT</text:p>
      <text:p text:style-name="P11"><text:s text:c="76"/></text:p>
      <text:p text:style-name="P12"/>
      <text:p text:style-name="P7">8,8 <text:s text:c="12"/>ATGTACTGAGTCTGACTATGAGGCTTTTGATGCAAGCCAGGATTCGATGGTTCTAAGTTT</text:p>
      <text:p text:style-name="P7">12,9 <text:s text:c="11"/>TTGCACAGAATCTGACTATGAAGCTTTTGATGCAAGTCAAGATGCTATAGTCCTGAGTTT</text:p>
      <text:p text:style-name="P7">5,9 <text:s text:c="12"/>TTGCATAGAATCTGATTATGAAGCTTTTGACGCTAGTCAAGACGCCATAGTTTTGAGCTT</text:p>
      <text:p text:style-name="P7">6,3 <text:s text:c="12"/>TTGCACAGAGTCTGATTATGAAGCTTTTGATGCTAGTCAAGACGCCATAGTTTTGAGCTT</text:p>
      <text:p text:style-name="P7">6,5 <text:s text:c="12"/>TTGCACAGAATCTGATTATGAAGCTTTTGATGCTAGTCAAGACGCCATAGTTTTAAGCTT</text:p>
      <text:p text:style-name="P7">6,6 <text:s text:c="12"/>TTGCACAGAATCTGATTATGAAGCTTTTGATGCTAGTCAAGACGCCATAGTTTTGAGCTT</text:p>
      <text:p text:style-name="P7">1,1 <text:s text:c="12"/>TTGCACAGAATCGGATTATGAGGCTTTCGATGCAAGTCAAGATGCCATTGTTTTGAGCTT</text:p>
      <text:p text:style-name="P7">1,2 <text:s text:c="12"/>TTGCACAGAATCGGATTATGAGGCTTTCGATGCAAGTCAAGATGCTATTGTTTTGAGCTT</text:p>
      <text:p text:style-name="P7">11,10 <text:s text:c="10"/>TTGCACAGAATCTGATTATGAAGCTTTTGATGCGAGTCAAGATGCTATTGTTTTGAGTTT</text:p>
      <text:p text:style-name="P7">11,1 <text:s text:c="11"/>-----------------ATGAAGCTTTTGATGCCAGTCAAGATGCTATTGTTTTGAGTTT</text:p>
      <text:p text:style-name="P7">11,6 <text:s text:c="11"/>CTGCACAGAATCTGATTATGAAGCTTTTGATGCCAGTCAGGATGCCATTGTTTTGAGTTT</text:p>
      <text:p text:style-name="P7">14,2 <text:s text:c="11"/>CTGCACAGAATCTGATTATGAAGCCTTTGATGCAAGTCAAGATGCCATTGTTTTGAGTTT</text:p>
      <text:p text:style-name="P7">14,4 <text:s text:c="11"/>TTGCACAGAATCTGATTATGAAGCTTTTGATGCAAGTCAAGATGCCATTGTTTTGAGTTT</text:p>
      <text:p text:style-name="P7">14,6 <text:s text:c="11"/>CTGCACAGAATCTGATTATGAAGCCTTTGATGCCAGTCAGGATGCTATCGTTTTGAGTTT</text:p>
      <text:p text:style-name="P7">15,8 <text:s text:c="11"/>CTGCACAGAATCTGATTATGAAGCCTTTGATGCGAGTCAGGATGCCATTGTTTTGAGTTT</text:p>
      <text:p text:style-name="P7">13,2 <text:s text:c="11"/>CTGCACGGAATCTGATTATGAAGCTTTTGATGCCAGTCAAGATGCCATTGTTTTGAGTTT</text:p>
      <text:p text:style-name="P7">16,1 <text:s text:c="11"/>CTGCACGGAATCTGATTATGAAGCTTTTGATGCCAGTCAAGATGCCATTGTTTTGAGTTT</text:p>
      <text:p text:style-name="P7">16,4 <text:s text:c="11"/>CTGCACGGAATCTGATTATGAAGCTTTTGATGCCAGTCAAGATGCCATTGTTTTGAGTTT</text:p>
      <text:p text:style-name="P7">13,1 <text:s text:c="11"/>CTGCACGGAATCTGATTATGAAGCTTTTGATGCCAGTCAAGGTGCCATTGTTTTGAGTTT</text:p>
      <text:p text:style-name="P7">16,7 <text:s text:c="11"/>CTGCACGGAATCTGATTATGAAGCTTTTGATGCCAGTCAAGATGCCATTGTTTTGAGTTT</text:p>
      <text:p text:style-name="P7">12,4 <text:s text:c="11"/>CTGCACAGAATCCGATTATGAGGCCTTTGATGCCAGTCAAGATGCTATCGTTCTGAGTTT</text:p>
      <text:p text:style-name="P7">7,9 <text:s text:c="12"/>TTGCACAGAGTCTGATTATGAGGCTTTCGACGCTAGTCAAGATGCTATTGTTTTGAGTTT</text:p>
      <text:p text:style-name="P7">2,2 <text:s text:c="12"/>TTGCACAGAGTCTGATTATGAGGCTTTTGATGCCAGTCAAGATGCTATTGTTTTGAGTTT</text:p>
      <text:p text:style-name="P7">2,3 <text:s text:c="12"/>TTGCACAGAGTCTGATTATGAGGCTTTTGATGCCAGTCAAGATGCTATCGTTTTGAGTTT</text:p>
      <text:p text:style-name="P11"><text:s text:c="33"/><text:span text:style-name="T2">**** ** ** ** ** ** ** * <text:s text:c="2"/>* ** ** <text:s/>* ** **</text:span></text:p>
      <text:p text:style-name="P12"/>
      <text:p text:style-name="P7">8,8 <text:s text:c="12"/>TGAAGTGGCTGTAATGGAGTATTTGGAAGTTAATGAGAGGGTTATTGATGACTACATTTA</text:p>
      <text:p text:style-name="P7">12,9 <text:s text:c="11"/>TGAGTTAGCCTTAATGAGATATCTGGAAATTAATGAGAATGTGATAAATGACTACGTCTA</text:p>
      <text:p text:style-name="P7">5,9 <text:s text:c="12"/>TGAGTTGGCCTTAATGAAATATCTGGAGATCAATGAAAATGTGGTGAACGGTTATATTTA</text:p>
      <text:p text:style-name="P7">6,3 <text:s text:c="12"/>TGAGTTGGCCTTAATGAGATATTTGGAGATCAATGAAAATGTGGTGAACGATTATATCTA</text:p>
      <text:p text:style-name="P7"><text:soft-page-break/>6,5 <text:s text:c="12"/>TGAGTTGGCCTTAATGAAATATCTGGAGATCAATGAAAATGTGGTGAATGATTATATCTA</text:p>
      <text:p text:style-name="P7">6,6 <text:s text:c="12"/>TGAGTTGGCCTTAATGAAATATTTGGAGATCAATGAAAATGTGGTGAACGATTACATCTA</text:p>
      <text:p text:style-name="P7">1,1 <text:s text:c="12"/>TGAAATTGCCTTAATGAAATATTTGGAGATTAATGAAAGTGTAGTGAATGACTACATTTA</text:p>
      <text:p text:style-name="P7">1,2 <text:s text:c="12"/>TGAACTTGCCTTAATGAGATATTTGGAGATTAATGAAAGTGTAGTGAATGACTACATTTA</text:p>
      <text:p text:style-name="P7">11,10 <text:s text:c="10"/>TGAATTAGCCTTAATGAGATATTTAGAGATTGATGAGGGTGTGGTAAATGACTATATATA</text:p>
      <text:p text:style-name="P7">11,1 <text:s text:c="11"/>TGAGTTAGCTTTAATGAGATATTTAGAGATTAATGAGAGCGTAATAAATGATTATATATA</text:p>
      <text:p text:style-name="P7">11,6 <text:s text:c="11"/>TGAGTTAGCTTTAATGAGATATTTAGAGATTAATGAGAGTGTGGTAAATGACTATATATA</text:p>
      <text:p text:style-name="P7">14,2 <text:s text:c="11"/>TGAATTGGCTTTAATGAGATATTTAGAAATTAATGAAAGTGTGGTGAATGATTACATTTA</text:p>
      <text:p text:style-name="P7">14,4 <text:s text:c="11"/>TGGATTGGCTTTAATGAGATATTTAGAAATTAATGAAAGTGTGGTGAATGATTACATTTA</text:p>
      <text:p text:style-name="P7">14,6 <text:s text:c="11"/>TGAATTGGCTTTAATGAGATATTTGGAAATTAATGAAAGTGTGGTGAACGATTACATTTA</text:p>
      <text:p text:style-name="P7">15,8 <text:s text:c="11"/>TGAATTGGCTTTAATGAGATATTTGGAAATTAATGAAAGTGTGGCGAACGATTACATTTA</text:p>
      <text:p text:style-name="P7">13,2 <text:s text:c="11"/>CGAATTGGCTTTAATGAGATATTTAGAAATTAATGAGAGTGTGGTGAATGATTACATCTA</text:p>
      <text:p text:style-name="P7">16,1 <text:s text:c="11"/>CGAATTGGCTTTAATGAGATATTTAGAAATTAATGAGAGTGTGGTGAATGATTACATCTA</text:p>
      <text:p text:style-name="P7">16,4 <text:s text:c="11"/>CGAATTGGCTTTAATGAGATATTTAGAAATTAATGAGAGTGTGGTGAATGATTACATCTA</text:p>
      <text:p text:style-name="P7">13,1 <text:s text:c="11"/>CGAATTGGCTTTAATGAGATATTTAGAAATTAATGGGAGTGTGGTGAATGATTACATCTA</text:p>
      <text:p text:style-name="P7">16,7 <text:s text:c="11"/>CGAATTGGCTTTAATGAGATATTTAGAAATTAATGAGAGTGTGGTGAATGATTACATCTA</text:p>
      <text:p text:style-name="P7">12,4 <text:s text:c="11"/>TGAGTTGGCCTTAATGAGGTATTTAGAAATTAATGAAAGTGTGGTAAATGATTACATTTA</text:p>
      <text:p text:style-name="P7">7,9 <text:s text:c="12"/>TGAATTGGCTTTGATGAGGTATTTAGAAATCGATGGAGGTGTAGTGAATGACTACATTTA</text:p>
      <text:p text:style-name="P7">2,2 <text:s text:c="12"/>TGAATTGGCTTTGATGAGGTATTTAGAAATTGATGAAGGTGTGGTAAATGACTACATCTA</text:p>
      <text:p text:style-name="P7">2,3 <text:s text:c="12"/>CGAATTGGCTTTAATGAGGTATTTAGAAATTGATGAAGGTGTGGTAAATGACTACATTTA</text:p>
      <text:p text:style-name="P11"><text:s text:c="17"/><text:span text:style-name="T2">* <text:s text:c="2"/>* ** <text:s/>* *** <text:s text:c="2"/>*** * ** <text:s/>* <text:s/>*** <text:s text:c="4"/>** <text:s text:c="4"/>* * <text:s/>** <text:s/>* **</text:span></text:p>
      <text:p text:style-name="P12"/>
      <text:p text:style-name="P7">8,8 <text:s text:c="12"/>TCTTAAAACTCATCTTGGTTCAAAACTTGGTTCATTTGCCCTCATGAGCTTCACTGGGGA</text:p>
      <text:p text:style-name="P7">12,9 <text:s text:c="11"/>TATTAAAACGCATTTAGGCTCAAAGCTCGGAAGTTTTGCCCTCATGAGCTTCACAGGGGA</text:p>
      <text:p text:style-name="P7">5,9 <text:s text:c="12"/>CATCAAGACTCACTTGGGTTCGAAACTTGGAAGTTTTGCCCTCATGAGCTTTACAGGTGA</text:p>
      <text:p text:style-name="P7">6,3 <text:s text:c="12"/>CATCAAAACTCACTTGGGTTCAAAACTTGGAAGTTTTGCCCTCATGAGCTTTACAGGAGA</text:p>
      <text:p text:style-name="P7">6,5 <text:s text:c="12"/>CATCAAAACTCACTTGGGTTCAAAACTTGGAAGTTTTGCCCTCATGCGCTTTACAGGAGA</text:p>
      <text:p text:style-name="P7">6,6 <text:s text:c="12"/>CATCAAAACTCACTTGGGTTCAAAACTTGGAAGTTTTGCCCTCATCCGCTTTACAGGGGA</text:p>
      <text:p text:style-name="P7">1,1 <text:s text:c="12"/>CATTAAAACTCATCTGGGTTCAAAACTTGGAAGTTTTGCCCTCATGAGCTTCACAGGTGA</text:p>
      <text:p text:style-name="P7">1,2 <text:s text:c="12"/>CATTAAAACTCATTTGGGTTCAAAACTTGGAAGTTTTGCCCTCATGAGCTTCACAGGAGA</text:p>
      <text:p text:style-name="P7">11,10 <text:s text:c="10"/>CATCAAAACTCATCTGGGCTCAAAACTCGGAAGTTTTGCCCTCATCCGCTTCACAGGGGA</text:p>
      <text:p text:style-name="P7">11,1 <text:s text:c="11"/>CATTAAAACTCATTTGGGCTCAAAACTCGGAAGCTTTGCCCTCATCAGCTTTACAGGGGA</text:p>
      <text:p text:style-name="P7">11,6 <text:s text:c="11"/>CATTAAAACTCATTTGGGCTCAAAACTTGGAGGTTTTGCCCTCATCCGCTTCACAGGGGA</text:p>
      <text:p text:style-name="P7">14,2 <text:s text:c="11"/>TATCAAAACACATCTGGGCTCAAAACTTGGGAACTTCGCCCTCATGAGCTTCACTGGTGA</text:p>
      <text:p text:style-name="P7">14,4 <text:s text:c="11"/>TATCAAAACACATCTGGGCTCAAAACTTGGGAGCTTTGCCCTCATCCGCTTCACAGGGGA</text:p>
      <text:p text:style-name="P7">14,6 <text:s text:c="11"/>TATCAAAACTCATTTGGGTTCGAAACTTGGAAGCTTCGCCCTCATCCGCTTTACAGGGGA</text:p>
      <text:p text:style-name="P7">15,8 <text:s text:c="11"/>TATCAAAACTCATTTGGGTTCGAAACTTGGGAGCTTCGCCCTCATGAGCTTCACAGGAGA</text:p>
      <text:p text:style-name="P7">13,2 <text:s text:c="11"/>CATCAAAACTCATTTGGGCTCAAAACTTGGGAGTTTCGCCCTCATCAGCTTTACAGGTGA</text:p>
      <text:p text:style-name="P7">16,1 <text:s text:c="11"/>CATCAAAACTCATTTGGGCTCAAAACTTGGGAGTTTCGCCCTCATCCGCTTCACTGGGGA</text:p>
      <text:p text:style-name="P7">16,4 <text:s text:c="11"/>CATCAAAACTCATTTGGGCTCAAAACTTGGGAGTTTCGCCCTCATGAGCTTTACTGGGGA</text:p>
      <text:p text:style-name="P7">13,1 <text:s text:c="11"/>CATCAAAACTCATTTGGGCTCAAAACTTGGGAGTTTCGCCCTCATGCGCTTCACAGGAGA</text:p>
      <text:p text:style-name="P7">16,7 <text:s text:c="11"/>CATCAAAACTCATTTGGGCTCAAAACTTGGGAGTTTCGCCCTCATGCGCTTCACTGGGGA</text:p>
      <text:p text:style-name="P7">12,4 <text:s text:c="11"/>CGTTAAAACTCATTTGGGCTCAAAACTTGGAAGTTTCGCCCTCATGCGCTTTACAGGAGA</text:p>
      <text:p text:style-name="P7">7,9 <text:s text:c="12"/>TATTAAAACTCATTTGGGCTCAAAGCTTGGAAGTTTTGCCCTCATGAGCTTTACTGGTGA</text:p>
      <text:p text:style-name="P7">2,2 <text:s text:c="12"/>TATTAAAACCCATTTGGGCTCAAAACTTGGAAGTTTCGCCCTCATCCGCTTTACTGGAA-</text:p>
      <text:p text:style-name="P7">2,3 <text:s text:c="12"/>TATTAAAACTCATTTGGGCTCAAAACTCGGAAGTTTCGCCCTCA-GAGCTTCACAGGAGA</text:p>
      <text:p text:style-name="P11"><text:s text:c="18"/><text:span text:style-name="T2">* ** ** ** <text:s/>* ** ** ** ** ** <text:s text:c="3"/>** ******* <text:s text:c="2"/>**** ** ** <text:s text:c="2"/></text:span></text:p>
      <text:p text:style-name="P8"/>
      <text:p text:style-name="P8">arbre 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16:20.427841898</meta:creation-date>
    <dc:date>2019-04-04T16:26:39.358803501</dc:date>
    <meta:editing-duration>PT15M48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5" meta:paragraph-count="183" meta:word-count="393" meta:character-count="16752" meta:non-whitespace-character-count="14645"/>
  </office:meta>
</office:document-meta>
</file>